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9cm" fo:padding-right="0.199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9cm" fo:padding-right="0.199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9cm" fo:padding-right="0.199cm" fo:padding-top="0.049cm" fo:padding-bottom="0.049cm" fo:border-left="none" fo:border-right="none" fo:border-top="0.5pt solid #000000" fo:border-bottom="0.5pt solid #000000" style:writing-mode="lr-tb"/>
    </style:style>
    <style:style style:name="SellerBuyer.B2" style:family="table-cell">
      <style:table-cell-properties fo:padding-left="0.199cm" fo:padding-right="0.199cm" fo:padding-top="0.049cm" fo:padding-bottom="0.049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fo:background-color="transparent" fo:keep-together="auto">
        <style:background-image/>
      </style:table-row-properties>
    </style:style>
    <style:style style:name="Positions.A2" style:family="table-cell">
      <style:table-cell-properties style:vertical-align="middle" fo:background-color="#ffffff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Positions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VatMatrix" style:family="table">
      <style:table-properties style:width="11.527cm" fo:margin-left="6.90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VatMatrix.A" style:family="table-column">
      <style:table-column-properties style:column-width="2.194cm"/>
    </style:style>
    <style:style style:name="VatMatrix.B" style:family="table-column">
      <style:table-column-properties style:column-width="3.194cm"/>
    </style:style>
    <style:style style:name="VatMatrix.C" style:family="table-column">
      <style:table-column-properties style:column-width="2.933cm"/>
    </style:style>
    <style:style style:name="VatMatrix.D" style:family="table-column">
      <style:table-column-properties style:column-width="3.205cm"/>
    </style:style>
    <style:style style:name="VatMatrix.1" style:family="table-row">
      <style:table-row-properties style:min-row-height="0.499cm" fo:background-color="transparent" fo:keep-together="auto">
        <style:background-image/>
      </style:table-row-properties>
    </style:style>
    <style:style style:name="VatMatrix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2" style:family="table-row">
      <style:table-row-properties style:min-row-height="0.499cm"/>
    </style:style>
    <style:style style:name="VatMatrix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none" fo:border-right="none" fo:border-top="0.5pt solid #000000" fo:border-bottom="0.45pt double #000000" style:writing-mode="lr-tb">
        <style:background-image/>
      </style:table-cell-properties>
    </style:style>
    <style:style style:name="Payments.B1" style:family="table-cell">
      <style:table-cell-properties style:vertical-align="middle" style:border-line-width-bottom="0.005cm 0.005cm 0.005cm" fo:padding-left="0.15cm" fo:padding-right="0.15cm" fo:padding-top="0.049cm" fo:padding-bottom="0.049cm" fo:border-left="none" fo:border-right="0.5pt solid #000000" fo:border-top="0.5pt solid #000000" fo:border-bottom="0.45pt double #000000" style:writing-mode="lr-tb"/>
    </style:style>
    <style:style style:name="Payments.C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0.5pt solid #000000" fo:border-right="none" fo:border-top="0.5pt solid #000000" fo:border-bottom="0.45pt double #000000" style:writing-mode="lr-tb">
        <style:background-image/>
      </style:table-cell-properties>
    </style:style>
    <style:style style:name="Payments.D1" style:family="table-cell">
      <style:table-cell-properties style:vertical-align="middle" style:border-line-width-bottom="0.005cm 0.005cm 0.005cm" fo:padding-left="0.15cm" fo:padding-right="0.15cm" fo:padding-top="0.049cm" fo:padding-bottom="0.049cm" fo:border-left="none" fo:border-right="none" fo:border-top="0.5pt solid #000000" fo:border-bottom="0.45pt double #000000" style:writing-mode="lr-tb"/>
    </style:style>
    <style:style style:name="Payments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1.5pt solid #000000" fo:border-bottom="0.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5cm" fo:padding-right="0.15cm" fo:padding-top="0.049cm" fo:padding-bottom="0.049cm" fo:border-left="none" fo:border-right="0.5pt solid #000000" fo:border-top="1.5pt solid #000000" fo:border-bottom="0.5pt solid #000000" style:writing-mode="lr-tb"/>
    </style:style>
    <style:style style:name="Payments.C2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5cm" fo:padding-right="0.15cm" fo:padding-top="0.049cm" fo:padding-bottom="0.049cm" fo:border-left="none" fo:border-right="none" fo:border-top="1.5pt solid #000000" fo:border-bottom="0.5pt solid #000000" style:writing-mode="lr-tb"/>
    </style:style>
    <style:style style:name="Payments.A3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5cm" fo:padding-right="0.15cm" fo:padding-top="0.049cm" fo:padding-bottom="0.049cm" fo:border-left="none" fo:border-right="0.5pt solid #000000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5cm" fo:padding-right="0.15cm" fo:padding-top="0.049cm" fo:padding-bottom="0.049cm" fo:border-left="none" fo:border-right="none" fo:border-top="0.5pt solid #000000" fo:border-bottom="0.5pt solid #000000" style:writing-mode="lr-tb"/>
    </style:style>
    <style:style style:name="Payments.B4" style:family="table-cell">
      <style:table-cell-properties style:vertical-align="middle" fo:padding-left="0.15cm" fo:padding-right="0.15cm" fo:padding-top="0.049cm" fo:padding-bottom="0.049cm" fo:border-left="none" fo:border-right="0.5pt solid #000000" fo:border-top="0.5pt solid #000000" fo:border-bottom="0.5pt solid #000000" style:writing-mode="lr-tb"/>
    </style:style>
    <style:style style:name="Payments.D4" style:family="table-cell">
      <style:table-cell-properties style:vertical-align="middle" fo:padding-left="0.15cm" fo:padding-right="0.15cm" fo:padding-top="0.049cm" fo:padding-bottom="0.049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P2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officeooo:rsid="00089ca8" officeooo:paragraph-rsid="0042adb4" style:font-size-asian="10pt" style:font-name-complex="Arial" style:font-size-complex="10pt"/>
    </style:style>
    <style:style style:name="P3" style:family="paragraph" style:parent-style-name="Normalny">
      <style:paragraph-properties fo:margin-top="0cm" fo:margin-bottom="0cm" style:contextual-spacing="false"/>
      <style:text-properties style:font-name="Liberation Sans" fo:font-size="10pt" officeooo:paragraph-rsid="0042adb4" style:font-size-asian="10pt" style:font-name-complex="Arial" style:font-size-complex="10pt"/>
    </style:style>
    <style:style style:name="P4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fo:language="en" fo:country="US" fo:font-weight="normal" officeooo:rsid="00089ca8" officeooo:paragraph-rsid="0042adb4" style:font-size-asian="10pt" style:font-weight-asian="normal" style:font-name-complex="Arial" style:font-size-complex="10pt" style:font-weight-complex="normal"/>
    </style:style>
    <style:style style:name="P5" style:family="paragraph" style:parent-style-name="Normalny">
      <style:paragraph-properties fo:margin-top="0cm" fo:margin-bottom="0cm" style:contextual-spacing="false"/>
      <style:text-properties style:font-name="Liberation Sans" fo:font-size="10pt" fo:language="en" fo:country="US" officeooo:paragraph-rsid="0042adb4" style:font-size-asian="10pt" style:font-name-complex="Arial" style:font-size-complex="10pt"/>
    </style:style>
    <style:style style:name="P6" style:family="paragraph" style:parent-style-name="Normalny">
      <style:paragraph-properties fo:text-align="center" style:justify-single-word="false"/>
      <style:text-properties style:font-name="Liberation Sans" fo:font-size="10pt" fo:language="en" fo:country="US" officeooo:rsid="0036326c" officeooo:paragraph-rsid="0036326c" style:font-size-asian="8.75pt" style:font-name-complex="Arial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style style:name="P8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weight="bold" officeooo:paragraph-rsid="0042adb4" style:font-weight-asian="bold" style:font-name-complex="Arial" style:font-weight-complex="bold"/>
    </style:style>
    <style:style style:name="P9" style:family="paragraph" style:parent-style-name="Normalny">
      <style:paragraph-properties fo:margin-top="0cm" fo:margin-bottom="0cm" style:contextual-spacing="false"/>
      <style:text-properties style:font-name="Liberation Sans" fo:font-weight="bold" style:font-weight-asian="bold" style:font-name-complex="Arial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paragraph-rsid="0042adb4" style:font-size-asian="9pt" style:font-weight-asian="bold" style:font-name-complex="Arial" style:font-size-complex="9pt" style:font-weight-complex="bold"/>
    </style:style>
    <style:style style:name="P11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fo:font-weight="bold" officeooo:rsid="002fb689" officeooo:paragraph-rsid="0042adb4" style:font-size-asian="9pt" style:font-weight-asian="bold" style:font-name-complex="Arial" style:font-size-complex="9pt" style:font-weight-complex="bold"/>
    </style:style>
    <style:style style:name="P12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fb689" officeooo:paragraph-rsid="0042adb4" style:font-size-asian="9pt" style:font-weight-asian="bold" style:font-name-complex="Arial" style:font-size-complex="9pt" style:font-weight-complex="bold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paragraph-rsid="0042adb4" style:font-size-asian="9pt" style:font-name-complex="Arial" style:font-size-complex="9pt"/>
    </style:style>
    <style:style style:name="P1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officeooo:rsid="003ea43a" officeooo:paragraph-rsid="0042adb4" style:font-size-asian="9pt" style:font-name-complex="Arial" style:font-size-complex="9pt"/>
    </style:style>
    <style:style style:name="P15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rsid="003d5ed9" officeooo:paragraph-rsid="0042adb4" style:font-size-asian="9pt" style:font-name-complex="Arial" style:font-size-complex="9pt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paragraph-rsid="0042adb4" style:font-size-asian="9pt" style:font-size-complex="9pt"/>
    </style:style>
    <style:style style:name="P17" style:family="paragraph" style:parent-style-name="Normalny">
      <style:paragraph-properties fo:margin-top="0cm" fo:margin-bottom="0cm" style:contextual-spacing="false"/>
      <style:text-properties style:font-name="Liberation Sans" style:font-name-complex="Arial"/>
    </style:style>
    <style:style style:name="P18" style:family="paragraph" style:parent-style-name="Normalny">
      <style:paragraph-properties fo:margin-top="0cm" fo:margin-bottom="0cm" style:contextual-spacing="false"/>
      <style:text-properties style:font-name="Liberation Sans" officeooo:rsid="000386f8" officeooo:paragraph-rsid="000386f8" style:font-name-complex="Arial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Liberation Sans" style:font-name-complex="Arial"/>
    </style:style>
    <style:style style:name="P20" style:family="paragraph" style:parent-style-name="Normalny">
      <style:paragraph-properties fo:margin-top="0cm" fo:margin-bottom="0cm" style:contextual-spacing="false"/>
      <style:text-properties style:font-name="Liberation Sans" officeooo:rsid="0036326c" officeooo:paragraph-rsid="0036326c" style:font-name-complex="Arial"/>
    </style:style>
    <style:style style:name="P21" style:family="paragraph" style:parent-style-name="Normalny">
      <style:paragraph-properties fo:margin-top="0cm" fo:margin-bottom="0cm" style:contextual-spacing="false"/>
      <style:text-properties style:font-name="Liberation Sans" officeooo:paragraph-rsid="0042adb4" style:font-name-complex="Arial"/>
    </style:style>
    <style:style style:name="P22" style:family="paragraph" style:parent-style-name="Normalny">
      <style:paragraph-properties fo:text-align="start" style:justify-single-word="false"/>
      <style:text-properties style:font-name="Liberation Sans" fo:font-size="12pt" fo:language="en" fo:country="US" officeooo:paragraph-rsid="0042adb4" style:font-size-asian="12pt" style:font-name-complex="Arial" style:font-size-complex="12pt"/>
    </style:style>
    <style:style style:name="P23" style:family="paragraph" style:parent-style-name="Normalny">
      <style:paragraph-properties fo:margin-top="0cm" fo:margin-bottom="0cm" style:contextual-spacing="false" fo:line-height="100%"/>
      <style:text-properties officeooo:paragraph-rsid="0042adb4"/>
    </style:style>
    <style:style style:name="P24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25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26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7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42adb4"/>
    </style:style>
    <style:style style:name="P28" style:family="paragraph" style:parent-style-name="Normalny">
      <style:paragraph-properties fo:margin-top="0cm" fo:margin-bottom="0cm" style:contextual-spacing="false"/>
      <style:text-properties officeooo:paragraph-rsid="0042adb4"/>
    </style:style>
    <style:style style:name="P29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Liberation Sans" fo:font-size="16pt" fo:language="en" fo:country="US" style:font-size-asian="16pt" style:font-name-complex="Arial" style:font-size-complex="16pt"/>
    </style:style>
    <style:style style:name="T1" style:family="text">
      <style:text-properties officeooo:rsid="0031f303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Liberation Sans" fo:font-size="9pt" style:font-size-asian="9pt" style:font-name-complex="Arial" style:font-size-complex="9pt"/>
    </style:style>
    <style:style style:name="T6" style:family="text">
      <style:text-properties style:font-name="Liberation Sans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Liberation Sans" fo:font-size="12pt" style:font-size-asian="12pt" style:font-name-complex="Arial" style:font-size-complex="12pt"/>
    </style:style>
    <style:style style:name="T8" style:family="text">
      <style:text-properties officeooo:rsid="0036326c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  <text:variable-decl office:value-type="string" text:name="original_invoice_number"/>
        <text:variable-decl office:value-type="string" text:name="original_issue_date"/>
        <text:variable-decl office:value-type="string" text:name="correction_reas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FAKTURA <text:span text:style-name="T8">KORYGUJĄCA</text:span> NR: <text:variable-set text:name="invoice_number" office:value-type="string">${invoice_number}</text:variable-set></text:p>
      <text:p text:style-name="P6">Dotyczy faktury VAT <text:span text:style-name="T9"><text:variable-set text:name="original_invoice_number" office:value-type="string">${original_invoice_number}</text:variable-set></text:span><text:s/>z <text:span text:style-name="T9"><text:variable-set text:name="original_issue_date" office:value-type="string">${original_issue_date}</text:variable-set></text:span></text:p>
      <text:p text:style-name="P22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8">Sprzedawca</text:p>
          </table:table-cell>
          <table:table-cell table:style-name="SellerBuyer.B1" office:value-type="string">
            <text:p text:style-name="P8">Nabywca</text:p>
          </table:table-cell>
        </table:table-row>
        <table:table-row>
          <table:table-cell table:style-name="SellerBuyer.A2" office:value-type="string">
            <text:p text:style-name="P2"><text:variable-set text:name="seller" office:value-type="string">${seller}</text:variable-set></text:p>
          </table:table-cell>
          <table:table-cell table:style-name="SellerBuyer.B2" office:value-type="string">
            <text:p text:style-name="P4"><text:variable-set text:name="buyer" office:value-type="string">${buyer}</text:variable-set></text:p>
          </table:table-cell>
        </table:table-row>
      </table:table>
      <text:p text:style-name="P5"/>
      <text:p text:style-name="P28"><text:span text:style-name="Domyślna_20_czcionka_20_akapitu"><text:span text:style-name="T3">Data wystawienia:</text:span></text:span><text:span text:style-name="Domyślna_20_czcionka_20_akapitu"><text:span text:style-name="T2"> </text:span></text:span><text:span text:style-name="Domyślna_20_czcionka_20_akapitu"><text:span text:style-name="T2"><text:variable-set text:name="issue_date" office:value-type="string">${issue_date}</text:variable-set></text:span></text:span></text:p>
      <text:p text:style-name="P3"><text:span text:style-name="T9">Data dostawy towaru/wykonania usługi:</text:span> <text:variable-set text:name="service_date" office:value-type="string">${service_date}</text:variable-set></text:p>
      <text:p text:style-name="P3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11">L.p.</text:p>
          </table:table-cell>
          <table:table-cell table:style-name="Positions.B1" office:value-type="string">
            <text:p text:style-name="P12">Nazwa towaru/usługi</text:p>
          </table:table-cell>
          <table:table-cell table:style-name="Positions.B1" office:value-type="string">
            <text:p text:style-name="P12">Ilość</text:p>
          </table:table-cell>
          <table:table-cell table:style-name="Positions.B1" office:value-type="string">
            <text:p text:style-name="P12">J.m.</text:p>
          </table:table-cell>
          <table:table-cell table:style-name="Positions.B1" office:value-type="string">
            <text:p text:style-name="P12">Cena j. netto bez rabatu (zł)</text:p>
          </table:table-cell>
          <table:table-cell table:style-name="Positions.B1" office:value-type="string">
            <text:p text:style-name="P12">Rabat (%)</text:p>
          </table:table-cell>
          <table:table-cell table:style-name="Positions.B1" office:value-type="string">
            <text:p text:style-name="P12">Cena j. netto (zł)</text:p>
          </table:table-cell>
          <table:table-cell table:style-name="Positions.B1" office:value-type="string">
            <text:p text:style-name="P12">Wartość netto (zł)</text:p>
          </table:table-cell>
          <table:table-cell table:style-name="Positions.B1" office:value-type="string">
            <text:p text:style-name="P12">VAT (%)</text:p>
          </table:table-cell>
        </table:table-row>
        <table:table-row table:style-name="Positions.2">
          <table:table-cell table:style-name="Positions.A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</table:table-row>
      </table:table>
      <text:p text:style-name="P3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10">Stawka VAT</text:p>
          </table:table-cell>
          <table:table-cell table:style-name="VatMatrix.B1" office:value-type="string">
            <text:p text:style-name="P10">Wartość netto (zł)</text:p>
          </table:table-cell>
          <table:table-cell table:style-name="VatMatrix.B1" office:value-type="string">
            <text:p text:style-name="P10">Wartość VAT (zł)</text:p>
          </table:table-cell>
          <table:table-cell table:style-name="VatMatrix.B1" office:value-type="string">
            <text:p text:style-name="P10">Wartość brutto (zł)</text:p>
          </table:table-cell>
        </table:table-row>
        <table:table-row table:style-name="VatMatrix.2">
          <table:table-cell table:style-name="VatMatrix.A2" office:value-type="string">
            <text:p text:style-name="P10"/>
          </table:table-cell>
          <table:table-cell table:style-name="VatMatrix.B2" office:value-type="string">
            <text:p text:style-name="P15"/>
          </table:table-cell>
          <table:table-cell table:style-name="VatMatrix.B2" office:value-type="string">
            <text:p text:style-name="P13"/>
          </table:table-cell>
          <table:table-cell table:style-name="VatMatrix.B2" office:value-type="string">
            <text:p text:style-name="P13"/>
          </table:table-cell>
        </table:table-row>
      </table:table>
      <text:p text:style-name="P21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27"><text:span text:style-name="Domyślna_20_czcionka_20_akapitu"><text:span text:style-name="T4">Zapłacono</text:span></text:span></text:p>
          </table:table-cell>
          <table:table-cell table:style-name="Payments.B1" office:value-type="string">
            <text:p text:style-name="P16"><text:variable-set text:name="paid_amount" office:value-type="string">${paid_amount}</text:variable-set><text:s/><text:span text:style-name="T1">zł</text:span></text:p>
          </table:table-cell>
          <table:table-cell table:style-name="Payments.C1" office:value-type="string">
            <text:p text:style-name="P12">Data płatności</text:p>
          </table:table-cell>
          <table:table-cell table:style-name="Payments.D1" office:value-type="string">
            <text:p text:style-name="P13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23"><text:span text:style-name="Domyślna_20_czcionka_20_akapitu"><text:span text:style-name="T6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23"><text:span text:style-name="Domyślna_20_czcionka_20_akapitu"><text:span text:style-name="T7"><text:variable-set text:name="amount" office:value-type="string">${amount}</text:variable-set></text:span></text:span><text:span text:style-name="Domyślna_20_czcionka_20_akapitu"><text:span text:style-name="T7"><text:s/>zł</text:span></text:span></text:p>
          </table:table-cell>
          <table:table-cell table:style-name="Payments.C2" office:value-type="string">
            <text:p text:style-name="P10">Słownie</text:p>
          </table:table-cell>
          <table:table-cell table:style-name="Payments.D2" office:value-type="string">
            <text:p text:style-name="P13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23"><text:span text:style-name="Domyślna_20_czcionka_20_akapitu"><text:span text:style-name="T4">Forma zapłaty</text:span></text:span></text:p>
          </table:table-cell>
          <table:table-cell table:style-name="Payments.B3" office:value-type="string">
            <text:p text:style-name="P13"><text:variable-set text:name="payment_method" office:value-type="string">${payment_method}</text:variable-set></text:p>
          </table:table-cell>
          <table:table-cell table:style-name="Payments.C3" office:value-type="string">
            <text:p text:style-name="P23"><text:span text:style-name="Domyślna_20_czcionka_20_akapitu"><text:span text:style-name="T4">Termin płatności</text:span></text:span></text:p>
          </table:table-cell>
          <table:table-cell table:style-name="Payments.D3" office:value-type="string">
            <text:p text:style-name="P13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3" office:value-type="string">
            <text:p text:style-name="P23"><text:span text:style-name="Domyślna_20_czcionka_20_akapitu"><text:span text:style-name="T4">Bank</text:span></text:span></text:p>
          </table:table-cell>
          <table:table-cell table:style-name="Payments.B4" office:value-type="string">
            <text:p text:style-name="P13"><text:variable-set text:name="bank_name" office:value-type="string">${bank_name}</text:variable-set></text:p>
          </table:table-cell>
          <table:table-cell table:style-name="Payments.C3" office:value-type="string">
            <text:p text:style-name="P23"><text:span text:style-name="Domyślna_20_czcionka_20_akapitu"><text:span text:style-name="T4">Nr rachunku</text:span></text:span></text:p>
          </table:table-cell>
          <table:table-cell table:style-name="Payments.D4" office:value-type="string">
            <text:p text:style-name="P13"><text:variable-set text:name="bank_account_number" office:value-type="string">${bank_account_number}</text:variable-set></text:p>
          </table:table-cell>
        </table:table-row>
      </table:table>
      <text:p text:style-name="P21"/>
      <text:p text:style-name="P20"><text:span text:style-name="T9">Przyczyna korekty:</text:span> <text:variable-set text:name="correction_reason" office:value-type="string">${correction_reason}</text:variable-set></text:p>
      <text:p text:style-name="P9">Uwagi:</text:p>
      <text:p text:style-name="P18"><text:variable-set text:name="comments" office:value-type="string">${comments}</text:variable-set></text:p>
      <text:p text:style-name="P17"/>
      <text:p text:style-name="P17"/>
      <text:p text:style-name="P17"/>
      <text:p text:style-name="P17"/>
      <text:p text:style-name="P17"><text:s/></text:p>
      <text:section text:style-name="Sect1" text:name="Sect1">
        <text:p text:style-name="P19"/>
        <text:p text:style-name="P24"><text:span text:style-name="Domyślna_20_czcionka_20_akapitu"><text:span text:style-name="T5">data i podpis nabywcy</text:span></text:span></text:p>
        <text:p text:style-name="P26"><text:span text:style-name="Domyślna_20_czcionka_20_akapitu"><text:span text:style-name="T3"><text:variable-set text:name="issuer_signature" office:value-type="string">${issuer_signature}</text:variable-set></text:span></text:span></text:p>
        <text:p text:style-name="P25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Harry</meta:initial-creator>
    <meta:editing-cycles>59</meta:editing-cycles>
    <meta:editing-duration>P2DT14H17M27S</meta:editing-duration>
    <dc:date>2024-03-03T12:32:12.578000000</dc:date>
    <meta:document-statistic meta:table-count="4" meta:image-count="0" meta:object-count="0" meta:page-count="1" meta:paragraph-count="45" meta:word-count="96" meta:character-count="801" meta:non-whitespace-character-count="74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